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automatic-styles>
    <style:style style:name="DataTypes" style:family="table">
      <style:table-properties style:width="6.25in" style:rel-width="100%" table:align="left" fo:background-color="transparent" fo:keep-with-next="always" style:may-break-between-rows="false">
        <style:background-image/>
      </style:table-properties>
    </style:style>
    <style:style style:name="DataTypes.A" style:family="table-column">
      <style:table-column-properties style:column-width="3.1243in" style:rel-column-width="4499*"/>
    </style:style>
    <style:style style:name="DataTypes.B" style:family="table-column">
      <style:table-column-properties style:column-width="3.1257in" style:rel-column-width="4501*"/>
    </style:style>
    <style:style style:name="DataTypes.1" style:family="table-row">
      <style:table-row-properties fo:background-color="transparent">
        <style:background-image/>
      </style:table-row-properties>
    </style:style>
    <style:style style:name="DataTypes.A1" style:family="table-cell">
      <style:table-cell-properties fo:background-color="#b2b2b2" fo:padding="0.0382in" fo:border-left="0.5pt solid #000000" fo:border-right="none" fo:border-top="0.5pt solid #000000" fo:border-bottom="0.5pt solid #000000" style:writing-mode="page">
        <style:background-image/>
      </style:table-cell-properties>
    </style:style>
    <style:style style:name="DataTypes.B1" style:family="table-cell">
      <style:table-cell-properties fo:background-color="#b2b2b2" fo:padding="0.0382in" fo:border="0.5pt solid #000000" style:writing-mode="page">
        <style:background-image/>
      </style:table-cell-properties>
    </style:style>
    <style:style style:name="DataTypes.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ataTypes.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 style:family="table">
      <style:table-properties style:width="6.25in" table:align="margins" fo:background-color="transparent" fo:keep-with-next="always" style:may-break-between-rows="true" table:border-model="collapsing">
        <style:background-image/>
      </style:table-properties>
    </style:style>
    <style:style style:name="DimStatement.A" style:family="table-column">
      <style:table-column-properties style:column-width="3.1243in" style:rel-column-width="32760*"/>
    </style:style>
    <style:style style:name="DimStatement.B" style:family="table-column">
      <style:table-column-properties style:column-width="3.1257in" style:rel-column-width="32775*"/>
    </style:style>
    <style:style style:name="DimStatement.1" style:family="table-row">
      <style:table-row-properties fo:background-color="transparent" fo:keep-together="auto">
        <style:background-image/>
      </style:table-row-properties>
    </style:style>
    <style:style style:name="DimStatement.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DimStatement.B1" style:family="table-cell">
      <style:table-cell-properties fo:background-color="transparent" fo:padding="0.0382in" fo:border="0.5pt solid #000000" style:writing-mode="page">
        <style:background-image/>
      </style:table-cell-properties>
    </style:style>
    <style:style style:name="DimStatement.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DimStatement.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DimStatement.3" style:family="table-row">
      <style:table-row-properties fo:keep-together="auto"/>
    </style:style>
    <style:style style:name="DimStatement.5" style:family="table-row">
      <style:table-row-properties style:min-row-height="0.3333in"/>
    </style:style>
    <style:style style:name="Variablescoptypes" style:family="table">
      <style:table-properties style:width="6.25in" table:align="margins"/>
    </style:style>
    <style:style style:name="Variablescoptypes.A" style:family="table-column">
      <style:table-column-properties style:column-width="1.3125in" style:rel-column-width="13762*"/>
    </style:style>
    <style:style style:name="Variablescoptypes.B" style:family="table-column">
      <style:table-column-properties style:column-width="2.6875in" style:rel-column-width="28180*"/>
    </style:style>
    <style:style style:name="Variablescoptypes.C" style:family="table-column">
      <style:table-column-properties style:column-width="2.25in" style:rel-column-width="23593*"/>
    </style:style>
    <style:style style:name="Variablescoptypes.A1" style:family="table-cell">
      <style:table-cell-properties fo:padding="0.0382in" fo:border-left="0.05pt solid #000000" fo:border-right="none" fo:border-top="0.05pt solid #000000" fo:border-bottom="0.05pt solid #000000"/>
    </style:style>
    <style:style style:name="Variablescoptypes.C1" style:family="table-cell">
      <style:table-cell-properties fo:padding="0.0382in" fo:border="0.05pt solid #000000"/>
    </style:style>
    <style:style style:name="Variablescoptypes.A2" style:family="table-cell">
      <style:table-cell-properties fo:padding="0.0382in" fo:border-left="0.05pt solid #000000" fo:border-right="none" fo:border-top="none" fo:border-bottom="0.05pt solid #000000"/>
    </style:style>
    <style:style style:name="Variablescoptypes.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4d91b1"/>
    </style:style>
    <style:style style:name="P2" style:family="paragraph" style:parent-style-name="Standard">
      <style:text-properties officeooo:rsid="004f499d" officeooo:paragraph-rsid="004f499d"/>
    </style:style>
    <style:style style:name="P3" style:family="paragraph" style:parent-style-name="Standard">
      <style:text-properties officeooo:rsid="004f499d" officeooo:paragraph-rsid="005513d9"/>
    </style:style>
    <style:style style:name="P4" style:family="paragraph" style:parent-style-name="Table">
      <style:paragraph-properties fo:keep-with-next="always"/>
      <style:text-properties officeooo:rsid="004f499d" officeooo:paragraph-rsid="00598aeb"/>
    </style:style>
    <style:style style:name="P5" style:family="paragraph" style:parent-style-name="Standard">
      <style:text-properties officeooo:rsid="00541fe6" officeooo:paragraph-rsid="00541fe6"/>
    </style:style>
    <style:style style:name="P6" style:family="paragraph" style:parent-style-name="Standard">
      <style:text-properties officeooo:paragraph-rsid="00541fe6"/>
    </style:style>
    <style:style style:name="P7" style:family="paragraph" style:parent-style-name="Standard">
      <style:text-properties officeooo:rsid="00570a8c" officeooo:paragraph-rsid="00570a8c"/>
    </style:style>
    <style:style style:name="P8" style:family="paragraph" style:parent-style-name="Standard">
      <style:text-properties officeooo:paragraph-rsid="00570a8c"/>
    </style:style>
    <style:style style:name="P9" style:family="paragraph" style:parent-style-name="Standard">
      <style:text-properties officeooo:paragraph-rsid="004f499d"/>
    </style:style>
    <style:style style:name="P10" style:family="paragraph" style:parent-style-name="Standard">
      <style:text-properties officeooo:paragraph-rsid="007d4dc6"/>
    </style:style>
    <style:style style:name="P11" style:family="paragraph" style:parent-style-name="Text_20_body">
      <style:text-properties officeooo:paragraph-rsid="0057aa94"/>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style>
    <style:style style:name="P14" style:family="paragraph" style:parent-style-name="Heading_20_1">
      <style:paragraph-properties fo:break-before="page"/>
    </style:style>
    <style:style style:name="P15" style:family="paragraph" style:parent-style-name="Heading_20_3">
      <style:text-properties officeooo:paragraph-rsid="0081a659"/>
    </style:style>
    <style:style style:name="P16" style:family="paragraph" style:parent-style-name="Standard" style:list-style-name="L1"/>
    <style:style style:name="P17" style:family="paragraph" style:parent-style-name="Standard" style:list-style-name="L2"/>
    <style:style style:name="T1" style:family="text">
      <style:text-properties officeooo:rsid="002f1930"/>
    </style:style>
    <style:style style:name="T2" style:family="text">
      <style:text-properties officeooo:rsid="0034b293"/>
    </style:style>
    <style:style style:name="T3" style:family="text">
      <style:text-properties officeooo:rsid="001f73a6"/>
    </style:style>
    <style:style style:name="T4" style:family="text">
      <style:text-properties officeooo:rsid="00206b07"/>
    </style:style>
    <style:style style:name="T5" style:family="text">
      <style:text-properties officeooo:rsid="003b1804"/>
    </style:style>
    <style:style style:name="T6" style:family="text">
      <style:text-properties officeooo:rsid="003c1302"/>
    </style:style>
    <style:style style:name="T7" style:family="text">
      <style:text-properties fo:font-weight="bold" style:font-weight-asian="bold" style:font-weight-complex="bold"/>
    </style:style>
    <style:style style:name="T8" style:family="text">
      <style:text-properties fo:font-weight="bold" fo:background-color="#c0c0c0" loext:char-shading-value="0" style:font-weight-asian="bold" style:font-weight-complex="bold"/>
    </style:style>
    <style:style style:name="T9" style:family="text">
      <style:text-properties officeooo:rsid="003f20e8"/>
    </style:style>
    <style:style style:name="T10" style:family="text">
      <style:text-properties officeooo:rsid="003f218a"/>
    </style:style>
    <style:style style:name="T11" style:family="text">
      <style:text-properties officeooo:rsid="004087c7"/>
    </style:style>
    <style:style style:name="T12" style:family="text">
      <style:text-properties fo:font-size="12pt" fo:font-style="italic" officeooo:rsid="004087c7" style:font-size-asian="12pt" style:font-style-asian="italic" style:font-name-complex="Tahoma" style:font-size-complex="12pt" style:font-style-complex="italic"/>
    </style:style>
    <style:style style:name="T13" style:family="text">
      <style:text-properties style:font-name="Arial1" fo:font-size="12pt" officeooo:rsid="00408d2a" style:font-name-asian="Courier New" style:font-size-asian="12pt" style:font-name-complex="Courier New" style:font-size-complex="26pt"/>
    </style:style>
    <style:style style:name="T14" style:family="text">
      <style:text-properties officeooo:rsid="00476861"/>
    </style:style>
    <style:style style:name="T15" style:family="text">
      <style:text-properties officeooo:rsid="004948f6"/>
    </style:style>
    <style:style style:name="T16" style:family="text">
      <style:text-properties officeooo:rsid="004cf9f2"/>
    </style:style>
    <style:style style:name="T17" style:family="text">
      <style:text-properties officeooo:rsid="004e3b38"/>
    </style:style>
    <style:style style:name="T18" style:family="text">
      <style:text-properties officeooo:rsid="004f499d"/>
    </style:style>
    <style:style style:name="T19" style:family="text">
      <style:text-properties officeooo:rsid="004fe68f"/>
    </style:style>
    <style:style style:name="T20" style:family="text">
      <style:text-properties officeooo:rsid="0050d9af"/>
    </style:style>
    <style:style style:name="T21" style:family="text">
      <style:text-properties officeooo:rsid="00510dd0"/>
    </style:style>
    <style:style style:name="T22" style:family="text">
      <style:text-properties officeooo:rsid="00541fe6"/>
    </style:style>
    <style:style style:name="T23" style:family="text">
      <style:text-properties officeooo:rsid="005513d9"/>
    </style:style>
    <style:style style:name="T24" style:family="text">
      <style:text-properties officeooo:rsid="00570a8c"/>
    </style:style>
    <style:style style:name="T25" style:family="text">
      <style:text-properties officeooo:rsid="00598aeb"/>
    </style:style>
    <style:style style:name="T26" style:family="text">
      <style:text-properties officeooo:rsid="007f45b7"/>
    </style:style>
    <style:style style:name="T27" style:family="text">
      <style:text-properties officeooo:rsid="008101e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h text:style-name="Heading_20_1" text:outline-level="1">Section 1- Introduction to FreeBasic</text:h>
      <text:p text:style-name="Subtitle"/>
      <text:h text:style-name="P14" text:outline-level="1"><text:span text:style-name="T26">F</text:span>reeBASIC Data Types</text:h>
      <text:p text:style-name="P11"/>
      <text:h text:style-name="Heading_20_2" text:outline-level="2">Introduction to Data <text:span text:style-name="T2">T</text:span>ypes</text:h>
      <text:p text:style-name="Standard">When starting out with a new programming language, one of the first things you should learn is the language’s data types. Virtually every program manipulates data, and to correctly manipulate that data, you must thoroughly understand the available data types. Data type errors rank second to syntax errors, but they are a lot more troublesome. The compiler can catch syntax errors and some data type errors, but most data type errors occur when the program is running, and often only when using certain types of data. <text:span text:style-name="T16">This kind</text:span> of intermittent error <text:span text:style-name="T16">is</text:span> difficult to find and fix. Knowing the kind, size, and limits of the data types will help keep these kinds of errors to a minimum. </text:p>
      <text:p text:style-name="Standard"/>
      <text:p text:style-name="Standard">FreeBASIC has all the standard data types that you would expect for a Basic compiler. <text:s/><text:span text:style-name="T27">Including</text:span> pointers, which you usually only find in lower-level languages such as C. <text:span text:style-name="T27">The t</text:span>able <text:span text:style-name="T27">below</text:span> lists the <text:span text:style-name="T1">basic different </text:span>data types that FreeBASIC supports. <text:span text:style-name="T1">Each Data type will be examined more in depth in </text:span><text:span text:style-name="T27">its</text:span><text:span text:style-name="T1"> own chapter. <text:s/></text:span></text:p>
      <text:p text:style-name="Standard"/>
      <table:table table:name="DataTypes" table:style-name="DataTypes">
        <table:table-column table:style-name="DataTypes.A"/>
        <table:table-column table:style-name="DataTypes.B"/>
        <table:table-header-rows>
          <table:table-row table:style-name="DataTypes.1">
            <table:table-cell table:style-name="DataTypes.A1" office:value-type="string">
              <text:p text:style-name="Table_20_Heading">Datatype</text:p>
            </table:table-cell>
            <table:table-cell table:style-name="DataTypes.B1" office:value-type="string">
              <text:p text:style-name="Table_20_Heading">Description</text:p>
            </table:table-cell>
          </table:table-row>
        </table:table-header-rows>
        <table:table-row>
          <table:table-cell table:style-name="DataTypes.A2" office:value-type="string">
            <text:p text:style-name="P13">Numeric </text:p>
          </table:table-cell>
          <table:table-cell table:style-name="DataTypes.B2" office:value-type="string">
            <text:p text:style-name="Table_20_Contents">Includes both singed and unsigned floating point <text:span text:style-name="T1">numbers </text:span>and integers. <text:s/></text:p>
          </table:table-cell>
        </table:table-row>
        <table:table-row>
          <table:table-cell table:style-name="DataTypes.A2" office:value-type="string">
            <text:p text:style-name="P13">String</text:p>
          </table:table-cell>
          <table:table-cell table:style-name="DataTypes.B2" office:value-type="string">
            <text:p text:style-name="Table_20_Contents">Includes fixed-length and dynamic strings. <text:s/>Also includes NULL terminated strings.</text:p>
          </table:table-cell>
        </table:table-row>
        <table:table-row>
          <table:table-cell table:style-name="DataTypes.A2" office:value-type="string">
            <text:p text:style-name="P13">Pointers</text:p>
          </table:table-cell>
          <table:table-cell table:style-name="DataTypes.B2" office:value-type="string">
            <text:p text:style-name="Table_20_Contents"><text:span text:style-name="T1">A</text:span> pointer contains the memory address of data.</text:p>
          </table:table-cell>
        </table:table-row>
        <table:table-row>
          <table:table-cell table:style-name="DataTypes.A2" office:value-type="string">
            <text:p text:style-name="P13">Arrays</text:p>
          </table:table-cell>
          <table:table-cell table:style-name="DataTypes.B2" office:value-type="string">
            <text:p text:style-name="Table_20_Contents">Arrays are contiguous memory segments of a single or composite data type.</text:p>
          </table:table-cell>
        </table:table-row>
        <table:table-row>
          <table:table-cell table:style-name="DataTypes.A2" office:value-type="string">
            <text:p text:style-name="P13">Composite </text:p>
          </table:table-cell>
          <table:table-cell table:style-name="DataTypes.B2" office:value-type="string">
            <text:p text:style-name="Table_20_Contents">A user defined data type based on other data types. </text:p>
          </table:table-cell>
        </table:table-row>
      </table:table>
      <text:p text:style-name="Text">Table: FreeBASIC Data Types</text:p>
      <text:h text:style-name="Heading_20_2" text:outline-level="2">Variables</text:h>
      <text:p text:style-name="P6">Variables are name<text:span text:style-name="T22">s</text:span> which can be manipulated. They are declared and referenced using <text:span text:style-name="T22">the Dim statement. <text:s/>A variable is a name composed of letters, numbers or the underscore </text:span><text:soft-page-break/><text:span text:style-name="T22">character such as MyInteger, or MyInteger2. There are rules for variable naming that you must keep in mind. </text:span></text:p>
      <text:p text:style-name="P5"/>
      <text:list text:style-name="L1">
        <text:list-item>
          <text:p text:style-name="P16">Variable names must start with a letter or the underscore character. It is not recommended however, to use the underscore character, as this is generally used to indicate a system variable, and it is best to avoid it in case there may be a conflict with existing system variable names.</text:p>
        </text:list-item>
        <text:list-item>
          <text:p text:style-name="P16">Most punctuation marks have a special meaning in FreeBASIC and cannot be used in a variable name. While the period can be used, it is also used as a deference operator in Types, and so should not be used to avoid confusion or potential problems with future versions of the compiler. </text:p>
        </text:list-item>
        <text:list-item>
          <text:p text:style-name="P16">Numbers can be used in a variable name, but cannot be the first character. MyVar1 is legal, but 1MyVar will generate a compiler error.</text:p>
        </text:list-item>
      </text:list>
      <text:list text:style-name="L2">
        <text:list-header>
          <text:p text:style-name="P17"/>
        </text:list-header>
      </text:list>
      <text:p text:style-name="P1">To create a variable, it first must be defined. <text:s/><text:span text:style-name="T22">A</text:span>ll variables must be dimensioned before they can be used. <text:s/></text:p>
      <text:h text:style-name="Heading_20_2" text:outline-level="2">The Dim Statement </text:h>
      <text:p text:style-name="P10"><text:span text:style-name="T3">T</text:span>o declare variables in your program, <text:span text:style-name="T3">you </text:span>us<text:span text:style-name="T3">e</text:span> the Dim statement. The Dim statement instructs the compiler to set aside some memory for a variable of a particular data type. For example, the statement <text:span text:style-name="T7">Dim myInteger as Integer</text:span> instructs the compiler to set aside 4 byes of storage. Whenever you manipulate myInteger in a program, the compiler will manipulate the data at the memory location set aside. Just as with variable names, there are some rules for the use of Dim as well. <text:span text:style-name="T17">T</text:span><text:span text:style-name="T14">he table below shows the </text:span><text:span text:style-name="T18">four</text:span><text:span text:style-name="T14"> basic forms of the DIM statement.</text:span></text:p>
      <text:p text:style-name="P10"/>
      <table:table table:name="DimStatement" table:style-name="DimStatement" table:template-name="Default Style">
        <table:table-column table:style-name="DimStatement.A"/>
        <table:table-column table:style-name="DimStatement.B"/>
        <table:table-row table:style-name="DimStatement.1">
          <table:table-cell table:style-name="DimStatement.A1" office:value-type="string">
            <text:p text:style-name="Table_20_Heading">Example</text:p>
          </table:table-cell>
          <table:table-cell table:style-name="DimStatement.B1" office:value-type="string">
            <text:p text:style-name="Table_20_Heading">Description</text:p>
          </table:table-cell>
        </table:table-row>
        <table:table-row>
          <table:table-cell table:style-name="DimStatement.A2" office:value-type="string">
            <text:p text:style-name="P12">Dim myVar As {Data Type}</text:p>
            <text:p text:style-name="P12">Dim myVar As {Data Type}, myVar2 As {Data Type}, …</text:p>
          </table:table-cell>
          <table:table-cell table:style-name="DimStatement.B2" office:value-type="string">
            <text:p text:style-name="P12">This will create <text:span text:style-name="T23">one or more</text:span> variable<text:span text:style-name="T23">s</text:span> of the given Data Type.</text:p>
          </table:table-cell>
        </table:table-row>
        <table:table-row table:style-name="DimStatement.3">
          <table:table-cell table:style-name="DimStatement.A2" office:value-type="string">
            <text:p text:style-name="P12">Dim As {Data Type} myVar, myVar2, …</text:p>
            <text:p text:style-name="P12"/>
          </table:table-cell>
          <table:table-cell table:style-name="DimStatement.B2" office:value-type="string">
            <text:p text:style-name="P12">This will create two or more variables of the <text:span text:style-name="T23">same </text:span>Datatype.</text:p>
          </table:table-cell>
        </table:table-row>
        <table:table-row>
          <table:table-cell table:style-name="DimStatement.A2" office:value-type="string">
            <text:p text:style-name="P12">Dim myVar As {Data Type} = <text:span text:style-name="T17">{Value}</text:span></text:p>
          </table:table-cell>
          <table:table-cell table:style-name="DimStatement.B2" office:value-type="string">
            <text:p text:style-name="P12">This will create a variable of the given Data Type and set the value </text:p>
          </table:table-cell>
        </table:table-row>
        <table:table-row table:style-name="DimStatement.5">
          <table:table-cell table:style-name="DimStatement.A2" office:value-type="string">
            <text:p text:style-name="P12">Dim myVar as <text:span text:style-name="T23">{Data Type}</text:span> <text:span text:style-name="T5">ptr</text:span></text:p>
          </table:table-cell>
          <table:table-cell table:style-name="DimStatement.B2" office:value-type="string">
            <text:p text:style-name="P12">This will create <text:span text:style-name="T5">a pointer to </text:span><text:span text:style-name="T23">a given Datatype</text:span></text:p>
          </table:table-cell>
        </table:table-row>
      </table:table>
      <text:p text:style-name="Table">Table : Dim <text:span text:style-name="T11">Statement</text:span></text:p>
      <text:p text:style-name="Standard"/>
      <text:p text:style-name="caution"><text:soft-page-break/><text:span text:style-name="T8">Caution:</text:span><text:span text:style-name="T7"> Dim myVar, myVar2 As Double</text:span>. This may look like it creates two double-type variables, however myVar will not be defined and will result in compilation errors. Use rule 2 if you want to create multiple variables of the same type.</text:p>
      <text:h text:style-name="Heading_20_2" text:outline-level="2"><text:span text:style-name="T23">Brief</text:span><text:span text:style-name="T20"> </text:span>Introduction to Variable Scope. </text:h>
      <text:p text:style-name="P2">When a variable is created, <text:span text:style-name="T19">you can define </text:span>how it can be accessed. This is called Variable Scope. Variable scope refers to how and when a variable can be accessed. Or in other words it’s visibility to the rest of the program. <text:s/><text:span text:style-name="T20">When a variable is defined</text:span> <text:span text:style-name="T20">it can be modified by using </text:span><text:span text:style-name="T21">the</text:span><text:span text:style-name="T20"> following keywords.</text:span></text:p>
      <text:p text:style-name="P9"/>
      <table:table table:name="Variablescoptypes" table:style-name="Variablescoptypes">
        <table:table-column table:style-name="Variablescoptypes.A"/>
        <table:table-column table:style-name="Variablescoptypes.B"/>
        <table:table-column table:style-name="Variablescoptypes.C"/>
        <table:table-row>
          <table:table-cell table:style-name="Variablescoptypes.A1" office:value-type="string">
            <text:p text:style-name="Table_20_Heading">Keyword</text:p>
          </table:table-cell>
          <table:table-cell table:style-name="Variablescoptypes.A1" office:value-type="string">
            <text:p text:style-name="Table_20_Heading">Example </text:p>
          </table:table-cell>
          <table:table-cell table:style-name="Variablescoptypes.C1" office:value-type="string">
            <text:p text:style-name="Table_20_Heading">Description</text:p>
          </table:table-cell>
        </table:table-row>
        <table:table-row>
          <table:table-cell table:style-name="Variablescoptypes.A2" office:value-type="string">
            <text:p text:style-name="Table_20_Contents">Shared</text:p>
          </table:table-cell>
          <table:table-cell table:style-name="Variablescoptypes.A2" office:value-type="string">
            <text:p text:style-name="Table_20_Contents">Dim Shared <text:span text:style-name="T20">myVar</text:span> As {Data Type}</text:p>
          </table:table-cell>
          <table:table-cell table:style-name="Variablescoptypes.C2" office:value-type="string">
            <text:p text:style-name="Table_20_Contents">Can be accessed anywhere within the program’s current module</text:p>
          </table:table-cell>
        </table:table-row>
        <table:table-row>
          <table:table-cell table:style-name="Variablescoptypes.A2" office:value-type="string">
            <text:p text:style-name="Table_20_Contents">Static</text:p>
          </table:table-cell>
          <table:table-cell table:style-name="Variablescoptypes.A2" office:value-type="string">
            <text:p text:style-name="Table_20_Contents">Dim Static myVar As {Data Type}</text:p>
          </table:table-cell>
          <table:table-cell table:style-name="Variablescoptypes.C2" office:value-type="string">
            <text:p text:style-name="Table_20_Contents">Static variables are used within subroutines and functions and retain their values between calls.</text:p>
          </table:table-cell>
        </table:table-row>
        <table:table-row>
          <table:table-cell table:style-name="Variablescoptypes.A2" office:value-type="string">
            <text:p text:style-name="Table_20_Contents">Common</text:p>
          </table:table-cell>
          <table:table-cell table:style-name="Variablescoptypes.A2" office:value-type="string">
            <text:p text:style-name="Table_20_Contents">Dim Common myVar As {Data Type}</text:p>
          </table:table-cell>
          <table:table-cell table:style-name="Variablescoptypes.C2" office:value-type="string">
            <text:p text:style-name="Table_20_Contents"><text:s/>Shared between multiple code modules.</text:p>
          </table:table-cell>
        </table:table-row>
        <table:table-row>
          <table:table-cell table:style-name="Variablescoptypes.A2" office:value-type="string">
            <text:p text:style-name="Table_20_Contents">Exter<text:span text:style-name="T10">n</text:span> and Import</text:p>
          </table:table-cell>
          <table:table-cell table:style-name="Variablescoptypes.A2" office:value-type="string">
            <text:p text:style-name="Table_20_Contents">Dim Exter<text:span text:style-name="T10">n </text:span>myVar As {Data Type}</text:p>
            <text:p text:style-name="Table_20_Contents">Dim Import myVar As {Data Type}</text:p>
          </table:table-cell>
          <table:table-cell table:style-name="Variablescoptypes.C2" office:value-type="string">
            <text:p text:style-name="Table_20_Contents">Used when creating DLL's</text:p>
          </table:table-cell>
        </table:table-row>
      </table:table>
      <text:p text:style-name="P4">Table : Variable Scope Types</text:p>
      <text:p text:style-name="P3"/>
      <text:p text:style-name="P7">The above modifiers define where a variable can be accessed. Next is a general overview of variable scope. Each of these are discussed in more detail later in the book. <text:s/></text:p>
      <text:h text:style-name="P15" text:outline-level="3">Shared Variables</text:h>
      <text:p text:style-name="Standard">As you can see in <text:span text:style-name="T13">the table</text:span> above, using the Dim Shared creates a shared variable. This means that any variable you create as Shared can be accessed anywhere within the program’s current module <text:span text:style-name="T24">or .bas file.</text:span> The number of variables in your program (as well as the program itself) is limited only by your available memory, up to 2 gigabytes <text:span text:style-name="T9">for a 32bit system.</text:span> </text:p>
      <text:p text:style-name="Standard"/>
      <text:h text:style-name="Heading_20_3" text:outline-level="3">Static Variables</text:h>
      <text:p text:style-name="P8">Static variables are used within subroutines and functions and retain their values between calls. <text:s/>Static variables can only be defined within a subroutine <text:span text:style-name="T24">or </text:span>function. <text:s/>Variables <text:soft-page-break/>declared outside a subroutine or function, that is at the module level, will maintain their values and are static by default. <text:s/><text:span text:style-name="T4">Subroutines </text:span><text:span text:style-name="T14">and Functions </text:span><text:span text:style-name="T4">will be discussed in detail later in this book. </text:span></text:p>
      <text:h text:style-name="Heading_20_3" text:outline-level="3">Common Variables </text:h>
      <text:p text:style-name="Standard">Variables declared as Common can be shared between multiple code modules, that is between multiple .bas files in the same program. Common variables will be discussed in detail later in this book.</text:p>
      <text:h text:style-name="Heading_20_3" text:outline-level="3">Exter<text:span text:style-name="T10">n</text:span> and Import Variables</text:h>
      <text:p text:style-name="Standard">Extern and Import are used when creating DLL's and like Common, are designed to share variables in different modules. Extern and Import <text:span text:style-name="T6">are beyond the scope of the book. More information can be found on the FreeBASIC website. <text:s/></text:span></text:p>
      <text:h text:style-name="Heading_20_2" text:outline-level="2">Which Data Type To Use?</text:h>
      <text:p text:style-name="Standard">There are a number of different data types available, so how do you choose the right data type for any given application? The rule of thumb is to use the largest data type you need to hold the expected range of values. This may seem like stating the obvious, but many programs fail because the programmer did not fully understand the range of data in their program. When you cr<text:span text:style-name="T14">e</text:span>ate a program, you should map out not only the logic of the program, but the data associated with each block of logic. When you map out the data ahead of time, you are less likely to run into data-type errors. </text:p>
      <text:p text:style-name="Standard"/>
      <text:p text:style-name="Standard">For example, if you were working with ASCII codes, which range from 0 to 255, an ubyte would be a good choice. <text:span text:style-name="T27">S</text:span>ince the range of an ubyte is the same as the range of ASCII codes. There is another consideration though, the “natural” data size of the computer. On a 32-bit system, the natural data size is 4 bytes, or an integer. This means that the computer is optimized to handle an integer, and does so more efficiently, even though you are “wasting” 3 bytes of memory by using an integer for an ASCII code.</text:p>
      <text:p text:style-name="Standard"/>
      <text:p text:style-name="Standard">In most cases an integer is a good general-purpose choice for <text:span text:style-name="T15">numerical </text:span>data. The range is quite large, it handles both negative and positive numbers, and you benefit from using the computer’s natural data type. For floating point data, a double is a good choice since, like the integer, it has a good range of values and better precision than a single. For <text:span text:style-name="T6">text </text:span>data you should use a <text:span text:style-name="T6">string or Zstring. These</text:span> are only suggestions; what data type you end up using will be dictated by the needs of your program.</text:p>
      <text:p text:style-name="Standard"/>
      <text:p text:style-name="Standard">These “rules of thumb” apply to single variable declarations where a few wasted bytes are not critical. However, as you will see in the chapter on arrays, choosing the right sized data type is critical in large arrays where a few wasted bytes can add up to large amount of wasted memory.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Regular" style:font-family-generic="swiss"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adornments="Regular" style:font-family-generic="modern" style:font-pitch="fixed"/>
    <style:font-face style:name="DejaVu Sans" svg:font-family="'DejaVu Sans'" style:font-family-generic="swiss" style:font-pitch="variable"/>
    <style:font-face style:name="DejaVu Sans1" svg:font-family="'DejaVu Sans'" style:font-adornments="Bol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MS Mincho" svg:font-family="'MS Mincho'" style:font-family-generic="system" style:font-pitch="variable"/>
    <style:font-face style:name="NSimSun" svg:font-family="NSimSun" style:font-family-generic="modern" style:font-pitch="fixed"/>
    <style:font-face style:name="NimbusSanL" svg:font-family="NimbusSanL" style:font-pitch="variable"/>
    <style:font-face style:name="OpenSymbol" svg:font-family="OpenSymbol"/>
    <style:font-face style:name="OpenSymbol1" svg:font-family="OpenSymbol" style:font-charset="x-symbol"/>
    <style:font-face style:name="Tahoma" svg:font-family="Tahoma"/>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orphans="2" fo:widows="2" fo:hyphenation-ladder-count="no-limit" fo:text-indent="0in" style:auto-text-indent="true" style:page-number="auto"/>
      <style:text-properties fo:hyphenate="fals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margin-top="0in" fo:margin-bottom="0.0835in" style:contextual-spacing="false" fo:orphans="2" fo:widows="2" fo:hyphenation-ladder-count="no-limit" fo:text-indent="0.2598in" style:auto-text-indent="true" style:page-number="auto" text:number-lines="false" text:line-number="0">
        <style:tab-stops/>
        <style:drop-cap style:lines="2"/>
      </style:paragraph-properties>
      <style:text-properties fo:hyphenate="true" fo:hyphenation-remain-char-count="2" fo:hyphenation-push-char-count="2" loext:hyphenation-no-caps="false" loext:hyphenation-no-last-word="false" loext:hyphenation-word-char-count="no-limit" loext:hyphenation-zone="no-limit"/>
    </style:style>
    <style:style style:name="List" style:family="paragraph" style:parent-style-name="Text_20_body" style:class="list" style:master-page-name="">
      <loext:graphic-properties draw:fill="none" draw:fill-color="#99ccff"/>
      <style:paragraph-properties style:page-number="auto" fo:background-color="transparent" style:shadow="none" style:vertical-align="baseline">
        <style:tab-stops/>
      </style:paragraph-properties>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ext" style:family="paragraph" style:parent-style-name="Caption" style:class="extra" style:master-page-name="">
      <style:paragraph-properties style:page-number="auto"/>
    </style:style>
    <style:style style:name="List_20_1_20_Start" style:display-name="List 1 Start" style:family="paragraph" style:parent-style-name="List" style:class="list" style:master-page-name="">
      <loext:graphic-properties draw:fill="none" draw:fill-color="#99ccff"/>
      <style:paragraph-properties fo:margin-left="0.25in" fo:margin-right="0in" fo:margin-top="0.1665in" fo:margin-bottom="0.0835in" style:contextual-spacing="false" fo:text-indent="-0.25in" style:auto-text-indent="false" style:page-number="auto" fo:background-color="transparent">
        <style:tab-stops/>
      </style:paragraph-properties>
    </style:style>
    <style:style style:name="List_20_1" style:display-name="List 1" style:family="paragraph" style:parent-style-name="List" style:class="list" style:master-page-name="">
      <loext:graphic-properties draw:fill="none" draw:fill-color="#99ccff"/>
      <style:paragraph-properties fo:margin-left="0.25in" fo:margin-right="0in" fo:margin-top="0in" fo:margin-bottom="0.0835in" style:contextual-spacing="false" fo:text-indent="-0.25in" style:auto-text-indent="false" style:page-number="auto" fo:background-color="transparent">
        <style:tab-stops/>
      </style:paragraph-properties>
    </style:style>
    <style:style style:name="List_20_1_20_End" style:display-name="List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3_20_End" style:display-name="Numbering 3 End" style:family="paragraph" style:parent-style-name="List" style:class="list">
      <style:paragraph-properties fo:margin-left="0.75in" fo:margin-right="0in" fo:margin-top="0in" fo:margin-bottom="0.1665in" style:contextual-spacing="false" fo:text-indent="-0.25in" style:auto-text-indent="false"/>
    </style:style>
    <style:style style:name="Numbering_20_3" style:display-name="Numbering 3" style:family="paragraph" style:parent-style-name="List" style:class="list">
      <style:paragraph-properties fo:margin-left="0.75in" fo:margin-right="0in" fo:margin-top="0in" fo:margin-bottom="0.0835in" style:contextual-spacing="false" fo:text-indent="-0.25in" style:auto-text-indent="false"/>
    </style:style>
    <style:style style:name="Numbering_20_2_20_End" style:display-name="Numbering 2 End" style:family="paragraph" style:parent-style-name="List" style:class="list">
      <style:paragraph-properties fo:margin-left="0.5in" fo:margin-right="0in" fo:margin-top="0in" fo:margin-bottom="0.1665in" style:contextual-spacing="false" fo:text-indent="-0.25in" style:auto-text-indent="false"/>
    </style:style>
    <style:style style:name="Numbering_20_2" style:display-name="Numbering 2" style:family="paragraph" style:parent-style-name="List" style:class="list">
      <style:paragraph-properties fo:margin-left="0.5in" fo:margin-right="0in" fo:margin-top="0in" fo:margin-bottom="0.0835in" style:contextual-spacing="false" fo:text-indent="-0.25in" style:auto-text-indent="false"/>
    </style:style>
    <style:style style:name="Numbering_20_2_20_Cont." style:display-name="Numbering 2 Cont." style:family="paragraph" style:parent-style-name="List" style:class="list">
      <style:paragraph-properties fo:margin-left="0.5in" fo:margin-right="0in" fo:margin-top="0in" fo:margin-bottom="0.0835in" style:contextual-spacing="false" fo:text-indent="0in" style:auto-text-indent="false"/>
    </style:style>
    <style:style style:name="Numbering_20_1_20_End" style:display-name="Numbering 1 End" style:family="paragraph" style:parent-style-name="List" style:class="list">
      <style:paragraph-properties fo:margin-left="0.25in" fo:margin-right="0in" fo:margin-top="0in" fo:margin-bottom="0.1665in" style:contextual-spacing="false" fo:text-indent="-0.25in" style:auto-text-indent="false"/>
    </style:style>
    <style:style style:name="Numbering_20_1" style:display-name="Numbering 1" style:family="paragraph" style:parent-style-name="List" style:list-style-name="Numbering_20_1" style:class="list">
      <loext:graphic-properties draw:fill="none" draw:fill-color="#99ccff"/>
      <style:paragraph-properties fo:margin-top="0in" fo:margin-bottom="0.0835in" style:contextual-spacing="false" fo:background-color="transparent" text:number-lines="false" text:line-number="2">
        <style:tab-stops/>
      </style:paragraph-properties>
    </style:style>
    <style:style style:name="Numbering_20_1_20_Start" style:display-name="Numbering 1 Start" style:family="paragraph" style:parent-style-name="List" style:list-style-name="Numbering_20_1" style:class="list">
      <style:paragraph-properties fo:margin-top="0.1665in" fo:margin-bottom="0.0835in" style:contextual-spacing="false" text:number-lines="true" text:line-number="1"/>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text:number-lines="true" text:line-number="1"/>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able" style:family="paragraph" style:parent-style-name="Caption" style:class="extra"/>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fo:font-size="20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margin-left="0in" fo:margin-right="0in" fo:text-indent="0in" style:auto-text-indent="false" text:number-lines="false" text:line-number="0"/>
    </style:style>
    <style:style style:name="Preformatted_20_Text" style:display-name="Preformatted Text" style:family="paragraph" style:parent-style-name="Standard" style:auto-update="true" style:class="html" style:master-page-name="">
      <style:paragraph-properties fo:margin-left="0in" fo:margin-right="0in" fo:margin-top="0in" fo:margin-bottom="0in" style:contextual-spacing="false" fo:text-align="start" style:justify-single-word="false" fo:text-indent="0in" style:auto-text-indent="true" style:page-number="auto"/>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2pt" style:font-name-complex="Courier New" style:font-family-complex="'Courier New'" style:font-family-generic-complex="modern" style:font-pitch-complex="fixed" style:font-size-complex="26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style:font-name="DejaVu Sans" fo:font-family="'DejaVu Sans'" style:font-family-generic="swiss" style:font-pitch="variable" fo:font-size="24pt" fo:font-weight="bold" style:font-size-asian="24pt" style:font-weight-asian="bold" style:font-size-complex="24pt" style:font-weight-complex="bold"/>
    </style:style>
    <style:style style:name="Addressee" style:family="paragraph" style:parent-style-name="Standard" style:class="extra">
      <style:paragraph-properties fo:margin-top="0in" fo:margin-bottom="0.0417in" style:contextual-spacing="false"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Numbering_20_2_20_Start" style:display-name="Numbering 2 Start" style:family="paragraph" style:parent-style-name="List" style:next-style-name="Numbering_20_2" style:class="list">
      <style:paragraph-properties fo:margin-left="0.5in" fo:margin-right="0in" fo:margin-top="0.1665in" fo:margin-bottom="0.0835in" style:contextual-spacing="false" fo:text-indent="-0.25in" style:auto-text-indent="false"/>
    </style:style>
    <style:style style:name="List_20_2_20_Cont." style:display-name="List 2 Cont." style:family="paragraph" style:parent-style-name="List" style:class="list">
      <style:paragraph-properties fo:margin-left="0.5in" fo:margin-right="0in" fo:margin-top="0in" fo:margin-bottom="0.0835in" style:contextual-spacing="false" fo:text-indent="0in" style:auto-text-indent="false"/>
    </style:style>
    <style:style style:name="List_20_2" style:display-name="List 2" style:family="paragraph" style:parent-style-name="List" style:class="list">
      <style:paragraph-properties fo:margin-left="0.5in" fo:margin-right="0in" fo:margin-top="0in" fo:margin-bottom="0.0835in" style:contextual-spacing="false" fo:text-indent="-0.25in" style:auto-text-indent="false"/>
    </style:style>
    <style:style style:name="List_20_1_20_Cont." style:display-name="List 1 Cont." style:family="paragraph" style:parent-style-name="List" style:class="list">
      <style:paragraph-properties fo:margin-left="0.25in" fo:margin-right="0in" fo:margin-top="0in" fo:margin-bottom="0.0835in" style:contextual-spacing="false" fo:text-indent="0in" style:auto-text-indent="false"/>
    </style:style>
    <style:style style:name="Horizontal_20_Line" style:display-name="Horizontal Line" style:family="paragraph" style:parent-style-name="freebasic_20_book"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rawing" style:family="paragraph" style:parent-style-name="Caption" style:class="extra"/>
    <style:style style:name="Illustration" style:family="paragraph" style:parent-style-name="Caption"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Salutation" style:family="paragraph" style:parent-style-name="Standard" style:class="text">
      <style:paragraph-properties text:number-lines="false" text:line-number="0"/>
    </style:style>
    <style:style style:name="Table_20_Heading" style:display-name="Table Heading" style:family="paragraph" style:parent-style-name="Table_20_Contents" style:class="extra">
      <loext:graphic-properties draw:fill="solid" draw:fill-color="#999999"/>
      <style:paragraph-properties fo:text-align="center" style:justify-single-word="false" fo:background-color="#999999"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caution" style:family="paragraph" style:parent-style-name="freebasic_20_book" style:class="text" style:master-page-name="">
      <loext:graphic-properties draw:fill="solid" draw:fill-color="#c0c0c0"/>
      <style:paragraph-properties fo:margin-left="0in" fo:margin-right="0in" fo:text-indent="0in" style:auto-text-indent="true" style:page-number="auto" fo:background-color="#c0c0c0"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size-asian="10.5pt"/>
    </style:style>
    <style:style style:name="code" style:family="paragraph" style:parent-style-name="freebasic_20_book" style:list-style-name="" style:class="text" style:master-page-name="">
      <style:paragraph-properties fo:margin-left="0in" fo:margin-right="0in" fo:margin-top="0in" fo:margin-bottom="0in" style:contextual-spacing="true" fo:text-indent="0in" style:auto-text-indent="false" style:page-number="auto" fo:padding-left="0.0402in" fo:padding-right="0in" fo:padding-top="0in" fo:padding-bottom="0in" fo:border="none" style:shadow="none" text:number-lines="true" text:line-number="0">
        <style:tab-stops/>
      </style:paragraph-properties>
      <style:text-properties style:font-name="Courier New2" fo:font-family="'Courier New'" style:font-style-name="Regular" style:font-family-generic="modern" style:font-pitch="fixed" style:font-size-asian="10.5pt"/>
    </style:style>
    <style:style style:name="output" style:family="paragraph" style:parent-style-name="freebasic_20_book" style:class="text">
      <loext:graphic-properties draw:fill="solid" draw:fill-color="#c0c0c0"/>
      <style:paragraph-properties fo:background-color="#c0c0c0" fo:padding="0.0201in" fo:border="0.06pt solid #000000" style:shadow="none"/>
      <style:text-properties style:font-name="Courier New2" fo:font-family="'Courier New'" style:font-style-name="Regular" style:font-family-generic="modern" style:font-pitch="fixed"/>
    </style:style>
    <style:style style:name="supplemental" style:family="paragraph" style:parent-style-name="freebasic_20_book" style:auto-update="true" style:class="text" style:master-page-name="">
      <loext:graphic-properties draw:fill="solid" draw:fill-color="#c0c0c0" draw:opacity="100%"/>
      <style:paragraph-properties fo:margin-left="0in" fo:margin-right="0in" fo:text-indent="0in" style:auto-text-indent="true" style:page-number="auto" fo:background-color="#c0c0c0" fo:padding="0.0201in" fo:border="0.9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Authors" style:family="paragraph" style:parent-style-name="Text_20_body">
      <style:paragraph-properties fo:text-align="center" style:justify-single-word="false"/>
      <style:text-properties style:font-name="DejaVu Sans1" fo:font-family="'DejaVu Sans'" style:font-style-name="Bold" style:font-family-generic="swiss" style:font-pitch="variable" fo:font-size="14pt" fo:font-weight="bold" style:font-size-asian="10.5pt" loext:shadow="none"/>
    </style:style>
    <style:style style:name="freebasic_20_book" style:display-name="freebasic book" style:family="paragraph" style:parent-style-name="Standard">
      <loext:graphic-properties draw:fill-image-width="0in" draw:fill-image-height="0in"/>
      <style:text-properties style:font-name="Liberation Serif1" fo:font-family="'Liberation Serif'" style:font-style-name="Regular" style:font-family-generic="roman" style:font-pitch="variable" style:font-size-asian="10.5pt"/>
    </style:style>
    <style:style style:name="table_20_cell_20_" style:display-name="table cell " style:family="paragraph" style:parent-style-name="Table" style:master-page-name="">
      <loext:graphic-properties draw:fill="none" draw:fill-color="#729fcf"/>
      <style:paragraph-properties style:page-number="auto" fo:background-color="transparent" style:shadow="none">
        <style:tab-stops/>
      </style:paragraph-properties>
    </style:style>
    <style:style style:name="Heading_20_Preamble" style:display-name="Heading Preamble" style:family="paragraph" style:parent-style-name="Standard" style:next-style-name="Standard">
      <style:paragraph-properties fo:margin-top="0in" fo:margin-bottom="0.0799in" style:contextual-spacing="false"/>
      <style:text-properties fo:font-size="11pt" fo:font-weight="bold" officeooo:rsid="0045022e" style:font-size-asian="11pt" style:font-weight-asian="bold" style:font-size-complex="11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TOC" style:display-name="Heading TOC" style:family="paragraph" style:parent-style-name="Standard" style:next-style-name="Standard">
      <style:text-properties style:font-name="NimbusSanL" fo:font-family="NimbusSanL" style:font-pitch="variable"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Chapter_20_Number" style:display-name="Chapter Number" style:family="paragraph" style:parent-style-name="Standard">
      <style:paragraph-properties fo:margin-top="0in" fo:margin-bottom="0.0598in" style:contextual-spacing="false"/>
      <style:text-properties fo:font-size="22pt" fo:font-weight="bold" style:font-weight-asian="bold" style:font-weight-complex="bold"/>
    </style:style>
    <style:style style:name="TOC_20_1" style:display-name="TOC 1" style:family="paragraph" style:parent-style-name="Standard">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4pt" fo:font-weight="bold" style:font-size-asian="14pt" style:font-weight-asian="bold" style:font-size-complex="14pt" style:font-weight-complex="bold"/>
    </style:style>
    <style:style style:name="TOC_20_2" style:display-name="TOC 2"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normal" fo:font-weight="bold" style:font-size-asian="12pt" style:font-style-asian="normal" style:font-weight-asian="bold" style:font-size-complex="12pt" style:font-style-complex="normal" style:font-weight-complex="bold"/>
    </style:style>
    <style:style style:name="TOC_20_3" style:display-name="TOC 3"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2pt" fo:font-style="italic" fo:font-weight="bold" style:font-size-asian="12pt" style:font-style-asian="italic" style:font-weight-asian="bold" style:font-size-complex="12pt" style:font-style-complex="italic" style:font-weight-complex="bold"/>
    </style:style>
    <style:style style:name="TOC_20_4" style:display-name="TOC 4"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style:shadow="none" text:number-lines="false" text:line-number="0">
        <style:tab-stops>
          <style:tab-stop style:position="6.6929in" style:type="right" style:leader-style="dotted" style:leader-text="."/>
        </style:tab-stops>
      </style:paragraph-properties>
      <style:text-properties fo:font-size="11pt" fo:font-weight="bold" style:font-size-asian="11pt" style:font-weight-asian="bold" style:font-size-complex="11pt" style:font-weight-complex="bold"/>
    </style:style>
    <style:style style:name="TOC_20_5" style:display-name="TOC 5" style:family="paragraph" style:parent-style-name="TOC_20_1">
      <loext:graphic-properties draw:fill="none" draw:fill-color="#729fcf"/>
      <style:paragraph-properties fo:margin-left="0in" fo:margin-right="0in" fo:margin-top="0in" fo:margin-bottom="0.0799in" style:contextual-spacing="false" fo:text-indent="0in" style:auto-text-indent="false" fo:background-color="transparent" text:number-lines="false" text:line-number="0">
        <style:tab-stops>
          <style:tab-stop style:position="6.6929in" style:type="right" style:leader-style="dotted" style:leader-text="."/>
        </style:tab-stops>
      </style:paragraph-properties>
      <style:text-properties fo:font-size="11pt" fo:font-style="italic" style:font-size-asian="11pt" style:font-style-asian="italic" style:font-size-complex="11pt" style:font-style-complex="italic"/>
    </style:style>
    <style:style style:name="analysis" style:family="paragraph" style:parent-style-name="freebasic_20_book">
      <style:paragraph-properties fo:margin-left="0in" fo:margin-right="0in" fo:text-indent="0in" style:auto-text-indent="true" fo:padding="0.0201in" fo:border-left="none" fo:border-right="none" fo:border-top="2.49pt solid #000000" fo:border-bottom="2.49pt solid #000000" style:shadow="none"/>
      <style:text-properties style:font-name="Liberation Serif1" fo:font-family="'Liberation Serif'" style:font-style-name="Regular" style:font-family-generic="roman" style:font-pitch="variable" fo:font-size="12pt" style:font-name-asian="Courier New" style:font-family-asian="'Courier New'" style:font-family-generic-asian="modern" style:font-pitch-asian="fixed" style:font-size-asian="11pt" style:font-name-complex="Courier New" style:font-family-complex="'Courier New'" style:font-family-generic-complex="modern" style:font-pitch-complex="fixed" style:font-size-complex="11pt"/>
    </style:style>
    <style:style style:name="code2" style:family="paragraph" style:parent-style-name="Preformatted_20_Text">
      <style:paragraph-properties text:number-lines="true" text:line-number="1"/>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Footer_20_left" style:display-name="Footer left" style:family="paragraph" style:parent-style-name="Standard" style:class="extra">
      <style:paragraph-properties text:number-lines="false" text:line-number="0">
        <style:tab-stops>
          <style:tab-stop style:position="2.3398in" style:type="center"/>
          <style:tab-stop style:position="4.6791in" style:type="right"/>
        </style:tab-stops>
      </style:paragraph-properties>
      <style:text-properties style:font-size-asian="10.5pt"/>
    </style:style>
    <style:style style:name="Line_20_numbering" style:display-name="Line numbering" style:family="text"/>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ymbol0_5f_vb" style:display-name="symbol0_vb" style:family="text">
      <style:text-properties fo:color="#66cc66" loext:opacity="100%" fo:font-style="normal" fo:font-weight="normal"/>
    </style:style>
    <style:style style:name="string_5f_vb" style:display-name="string_vb" style:family="text">
      <style:text-properties fo:color="#ff0000" loext:opacity="100%" fo:font-style="normal" fo:font-weight="normal"/>
    </style:style>
    <style:style style:name="keyword0_5f_vb" style:display-name="keyword0_vb" style:family="text">
      <style:text-properties fo:color="#b1b100" loext:opacity="100%" fo:font-style="normal" fo:font-weight="normal"/>
    </style:style>
    <style:style style:name="number_5f_vb" style:display-name="number_vb" style:family="text">
      <style:text-properties fo:color="#cc66cc" loext:opacity="100%" fo:font-style="normal" fo:font-weight="normal"/>
    </style:style>
    <style:style style:name="comment0_5f_vb" style:display-name="comment0_vb" style:family="text">
      <style:text-properties fo:color="#808080" loext:opacity="100%" fo:font-style="normal" fo:font-weight="normal"/>
    </style:style>
    <style:style style:name="_5f_OOoComputerIdent" style:display-name="_OOoComputerIdent" style:family="text" style:parent-style-name="_5f_OOoComputerBase">
      <style:text-properties fo:color="#008000" loext:opacity="100%" fo:language="zxx" fo:country="none"/>
    </style:style>
    <style:style style:name="_5f_OOoComputerAltKeyWord" style:display-name="_OOoComputerAltKeyWord" style:family="text" style:parent-style-name="_5f_OOoComputerBase">
      <style:text-properties fo:color="#320080" loext:opacity="100%" fo:language="zxx" fo:country="none"/>
    </style:style>
    <style:style style:name="_5f_OOoComputerKeyWord" style:display-name="_OOoComputerKeyWord" style:family="text" style:parent-style-name="_5f_OOoComputerBase">
      <style:text-properties fo:color="#000080" loext:opacity="100%" fo:language="zxx" fo:country="none"/>
    </style:style>
    <style:style style:name="_5f_OOoComputerNumber" style:display-name="_OOoComputerNumber" style:family="text" style:parent-style-name="_5f_OOoComputerBase">
      <style:text-properties fo:color="#ff3200" loext:opacity="100%" fo:language="zxx" fo:country="none"/>
    </style:style>
    <style:style style:name="_5f_OOoComputerLiteral" style:display-name="_OOoComputerLiteral" style:family="text" style:parent-style-name="_5f_OOoComputerBase">
      <style:text-properties fo:color="#ff0000" loext:opacity="100%" fo:language="zxx" fo:country="none"/>
    </style:style>
    <style:style style:name="_5f_OOoComputerSpecial" style:display-name="_OOoComputerSpecial" style:family="text" style:parent-style-name="_5f_OOoComputerBaseNoLocale"/>
    <style:style style:name="_5f_OOoComputerBaseNoLocale" style:display-name="_OOoComputerBaseNoLocale" style:family="text" style:parent-style-name="_5f_OOoComputerBase">
      <style:text-properties fo:language="zxx" fo:country="none"/>
    </style:style>
    <style:style style:name="_5f_OOoComputerComment" style:display-name="_OOoComputerComment" style:family="text" style:parent-style-name="_5f_OOoComputerBase">
      <style:text-properties fo:color="#4c4c4c" loext:opacity="100%"/>
    </style:style>
    <style:style style:name="_5f_OOoComputerBase" style:display-name="_OOoComputerBase" style:family="text" style:parent-style-name="OOoComputerCode"/>
    <style:style style:name="OOoComputerCode" style:family="text">
      <style:text-properties fo:color="#000000" loext:opacity="100%" style:font-name="Courier New1" fo:font-family="'Courier New'" style:font-family-generic="roman" style:font-pitch="variable"/>
    </style:style>
    <style:style style:name="Index_20_Link" style:display-name="Index Link" style:family="text">
      <style:text-properties style:font-size-asian="10.5pt" loext:shadow="none"/>
    </style:style>
    <style:style style:name="User_20_Entry" style:display-name="User Entry"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Definition" style:family="text"/>
    <style:style style:name="Page_20_Number" style:display-name="Page Number" style:family="text"/>
    <style:style style:name="Drop_20_Caps" style:display-name="Drop Caps" style:family="text"/>
    <style:style style:name="Strong_20_Emphasis" style:display-name="Strong Emphasis" style:family="text">
      <style:text-properties style:font-name="DejaVu Sans1" fo:font-family="'DejaVu Sans'" style:font-style-name="Bold" style:font-family-generic="swiss" style:font-pitch="variable" fo:font-size="14pt" fo:font-weight="normal" style:font-size-asian="10.5pt" style:font-weight-asian="bold" style:font-weight-complex="bold"/>
    </style:style>
    <style:style style:name="Caption_20_characters" style:display-name="Caption character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loext:num-list-format="%1%" style:num-format="1">
        <style:list-level-properties text:list-level-position-and-space-mode="label-alignment">
          <style:list-level-label-alignment text:label-followed-by="listtab" fo:text-indent="-0.05in" fo:margin-left="0.05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fo:text-indent="0.1465in" fo:margin-left="0.05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fo:text-indent="0.3429in" fo:margin-left="0.05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fo:text-indent="0.7366in" fo:margin-left="0.05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fo:text-indent="1.2291in" fo:margin-left="0.05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fo:text-indent="1.8193in" fo:margin-left="0.05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fo:text-indent="2.5283in" fo:margin-left="0.05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fo:text-indent="3.4339in" fo:margin-left="0.0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fo:text-indent="4.4575in" fo:margin-left="0.05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fo:text-indent="5.5602in" fo:margin-left="0.05in"/>
        </style:list-level-properties>
      </text:list-level-style-number>
    </text:list-style>
    <text:list-style style:name="Numbering_20_3" style:display-name="Numbering 3">
      <text:list-level-style-number text:level="1" text:style-name="Numbering_20_Symbols" loext:num-list-format="%1%"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loext:num-list-format="%2%"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loext:num-list-format="%3%"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loext:num-list-format="%4%"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loext:num-list-format="%5%"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loext:num-list-format="%6%"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loext:num-list-format="%7%"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loext:num-list-format="%8%"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loext:num-list-format="%9%"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loext:num-list-format="%10%"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loext:num-list-format="%1%."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loext:num-list-format="%1%.%2%."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loext:num-list-format="%4%"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office:styles>
  <office:automatic-styles>
    <style:page-layout style:name="Mpm1" style:page-usage="mirrored">
      <style:page-layout-properties fo:page-width="8.5in" fo:page-height="11in" style:num-format="1" style:print-orientation="portrait" fo:margin-top="1in" fo:margin-bottom="1in" fo:margin-left="1.25in" fo:margin-right="1in" fo:border-top="0.99pt solid #000000" fo:border-bottom="none" fo:border-left="none" fo:border-right="none" fo:padding="0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2402in" fo:margin-left="0in" fo:margin-right="0in" fo:margin-top="0.2in" fo:border-top="0.99pt solid #000000" fo:border-bottom="none" fo:border-left="none" fo:border-right="none" fo:padding="0in" style:shadow="none"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List"><text:page-number text:select-page="current">5</text:page-number></text:p>
      </style:footer>
    </style:master-page>
    <style:master-page style:name="Endnote" style:page-layout-name="Mpm2" draw:style-name="Mdp2"/>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Conventions Used in the Book </dc:title>
    <meta:editing-duration>PT8H4S</meta:editing-duration>
    <meta:editing-cycles>32</meta:editing-cycles>
    <meta:generator>LibreOffice/7.5.3.2$Windows_X86_64 LibreOffice_project/9f56dff12ba03b9acd7730a5a481eea045e468f3</meta:generator>
    <meta:creation-date>2019-04-18T17:20:58.398721942</meta:creation-date>
    <dc:date>2023-10-23T14:44:44.194000000</dc:date>
    <meta:document-statistic meta:table-count="3" meta:image-count="0" meta:object-count="0" meta:page-count="5" meta:paragraph-count="74" meta:word-count="1391" meta:character-count="7977" meta:non-whitespace-character-count="6629"/>
    <meta:template xlink:type="simple" xlink:actuate="onRequest" xlink:title="Conventions Used in the Book " xlink:href="../../templates/sect%20II-Conventions.ott" meta:date="2020-09-21T03:21:58.337000000"/>
  </office:meta>
</office:document-meta>
</file>